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bedc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fill="solid" draw:fill-color="#cca995" draw:textarea-horizontal-align="justify" draw:textarea-vertical-align="middle" draw:auto-grow-height="false"/>
    </style:style>
    <style:style style:name="gr4" style:family="graphic" style:parent-style-name="standard">
      <style:graphic-properties draw:fill="solid" draw:fill-color="#911531"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9"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10" style:family="graphic" style:parent-style-name="standard">
      <style:graphic-properties draw:fill="solid" draw:fill-color="#bedcff" draw:textarea-vertical-align="middle" draw:auto-grow-height="false" fo:min-height="0.749cm" fo:min-width="0.499cm"/>
    </style:style>
    <style:style style:name="gr11" style:family="graphic" style:parent-style-name="standard">
      <style:graphic-properties draw:fill="solid" draw:fill-color="#00ff00" draw:textarea-vertical-align="middle" draw:auto-grow-height="false" fo:min-height="0.749cm" fo:min-width="0.499cm"/>
    </style:style>
    <style:style style:name="gr12" style:family="graphic" style:parent-style-name="standard">
      <style:graphic-properties draw:fill="solid" draw:fill-color="#ffff00" draw:textarea-vertical-align="middle" draw:auto-grow-height="false" fo:min-height="0.749cm" fo:min-width="0.499cm"/>
    </style:style>
    <style:style style:name="gr13" style:family="graphic" style:parent-style-name="standard">
      <style:graphic-properties draw:fill="solid" draw:fill-color="#9999ff" draw:textarea-vertical-align="middle" draw:auto-grow-height="false" fo:min-height="0.749cm" fo:min-width="0.499cm"/>
    </style:style>
    <style:style style:name="gr14" style:family="graphic" style:parent-style-name="standard">
      <style:graphic-properties draw:fill="solid" draw:fill-color="#00b8ff" draw:textarea-vertical-align="middle" draw:auto-grow-height="false" fo:min-height="0.749cm" fo:min-width="0.499cm"/>
    </style:style>
    <style:style style:name="gr15" style:family="graphic" style:parent-style-name="standard">
      <style:graphic-properties draw:fill="solid" draw:fill-color="#bedcff" draw:textarea-horizontal-align="justify" draw:textarea-vertical-align="middle" draw:auto-grow-height="false"/>
    </style:style>
    <style:style style:name="gr16" style:family="graphic" style:parent-style-name="standard">
      <style:graphic-properties draw:fill="solid" draw:fill-color="#cca995" draw:textarea-horizontal-align="justify" draw:textarea-vertical-align="middle" draw:auto-grow-height="false"/>
    </style:style>
    <style:style style:name="gr17" style:family="graphic" style:parent-style-name="standard">
      <style:graphic-properties draw:fill="solid" draw:fill-color="#ffffff"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19"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20" style:family="graphic" style:parent-style-name="standard">
      <style:graphic-properties draw:fill="solid" draw:fill-color="#7491a1" draw:textarea-horizontal-align="justify" draw:textarea-vertical-align="middle" draw:auto-grow-height="false"/>
    </style:style>
    <style:style style:name="gr21" style:family="graphic" style:parent-style-name="standard">
      <style:graphic-properties draw:fill="solid" draw:fill-color="#911531" draw:textarea-horizontal-align="justify" draw:textarea-vertical-align="middle" draw:auto-grow-height="false"/>
    </style:style>
    <style:style style:name="gr22" style:family="graphic" style:parent-style-name="standard">
      <style:graphic-properties draw:fill="solid" draw:fill-color="#911531" draw:textarea-horizontal-align="justify" draw:textarea-vertical-align="middle" draw:auto-grow-height="false" fo:min-height="0cm" fo:min-width="0cm"/>
    </style:style>
    <style:style style:name="gr23"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4" style:family="graphic" style:parent-style-name="standard">
      <style:graphic-properties draw:marker-end="Arrow" draw:marker-end-width="0.3cm" draw:fill="solid" draw:fill-color="#911531"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6"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36pt" fo:font-weight="bold"/>
    </style:style>
    <style:style style:name="P3" style:family="paragraph">
      <style:paragraph-properties fo:margin-left="0.6cm" fo:margin-right="0cm" fo:text-indent="-0.6cm"/>
      <style:text-properties fo:font-size="2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6cm" fo:margin-right="0cm" fo:text-indent="-0.6cm"/>
    </style:style>
    <style:style style:name="P7" style:family="paragraph">
      <style:paragraph-properties fo:margin-left="0cm" fo:margin-right="0cm" fo:text-align="center" fo:text-indent="0cm"/>
      <style:text-properties fo:font-size="18pt"/>
    </style:style>
    <style:style style:name="P8" style:family="paragraph">
      <style:paragraph-properties fo:margin-left="0cm" fo:margin-right="0cm" fo:text-indent="0cm"/>
      <style:text-properties fo:font-size="18pt"/>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align="center" fo:text-indent="0cm"/>
      <style:text-properties fo:font-size="12pt" fo:font-weight="bold"/>
    </style:style>
    <style:style style:name="P11" style:family="paragraph">
      <style:paragraph-properties fo:margin-left="0cm" fo:margin-right="0cm" fo:text-indent="0cm"/>
      <style:text-properties fo:font-size="12pt" fo:font-weight="bold"/>
    </style:style>
    <style:style style:name="P12" style:family="paragraph">
      <style:paragraph-properties fo:margin-left="0cm" fo:margin-right="0cm" fo:text-align="center" fo:text-indent="0cm"/>
      <style:text-properties fo:color="#666666" fo:font-size="12pt" fo:font-weight="bold"/>
    </style:style>
    <style:style style:name="P13" style:family="paragraph">
      <style:paragraph-properties fo:margin-left="0cm" fo:margin-right="0cm" fo:text-indent="0cm"/>
      <style:text-properties fo:color="#666666" fo:font-size="12pt" fo:font-weight="bold"/>
    </style:style>
    <style:style style:name="P14" style:family="paragraph">
      <style:paragraph-properties fo:margin-left="0cm" fo:margin-right="0cm" fo:text-indent="0cm"/>
      <style:text-properties fo:font-size="72pt" fo:font-weight="bold"/>
    </style:style>
    <style:style style:name="P15" style:family="paragraph">
      <style:paragraph-properties fo:margin-left="0cm" fo:margin-right="0cm" fo:text-align="center" fo:text-indent="0cm"/>
      <style:text-properties fo:color="#ffffff"/>
    </style:style>
    <style:style style:name="P16" style:family="paragraph">
      <style:text-properties fo:font-size="24pt" fo:font-weight="bold"/>
    </style:style>
    <style:style style:name="P17" style:family="paragraph">
      <style:paragraph-properties fo:margin-left="0cm" fo:margin-right="0cm" fo:text-align="center" fo:text-indent="0cm"/>
      <style:text-properties fo:color="#ffffff" fo:font-size="18pt"/>
    </style:style>
    <style:style style:name="P18" style:family="paragraph">
      <style:paragraph-properties fo:margin-left="0cm" fo:margin-right="0cm" fo:text-indent="0cm"/>
      <style:text-properties fo:font-size="24pt" fo:font-weight="bold"/>
    </style:style>
    <style:style style:name="P19" style:family="paragraph">
      <style:paragraph-properties fo:margin-left="0cm" fo:margin-right="0cm" fo:text-align="center" fo:text-indent="0cm"/>
      <style:text-properties fo:font-size="32pt"/>
    </style:style>
    <style:style style:name="P20" style:family="paragraph">
      <style:paragraph-properties fo:margin-left="0cm" fo:margin-right="0cm" fo:text-indent="0cm"/>
      <style:text-properties fo:font-size="48pt" fo:font-weight="bold"/>
    </style:style>
    <style:style style:name="P21" style:family="paragraph">
      <style:paragraph-properties fo:margin-left="0cm" fo:margin-right="0cm" fo:text-align="center" fo:text-indent="0cm"/>
      <style:text-properties fo:color="#ffffff" fo:font-size="14pt"/>
    </style:style>
    <style:style style:name="P22" style:family="paragraph">
      <style:paragraph-properties fo:text-align="center"/>
      <style:text-properties fo:color="#ffffff"/>
    </style:style>
    <style:style style:name="P23" style:family="paragraph">
      <style:paragraph-properties fo:text-align="center"/>
      <style:text-properties fo:font-size="32pt"/>
    </style:style>
    <style:style style:name="P24" style:family="paragraph">
      <style:paragraph-properties fo:text-align="center"/>
      <style:text-properties fo:font-size="26pt"/>
    </style:style>
    <style:style style:name="P25" style:family="paragraph">
      <style:paragraph-properties fo:margin-left="0cm" fo:margin-right="0cm" fo:text-align="center" fo:text-indent="0cm"/>
      <style:text-properties fo:font-size="26pt"/>
    </style:style>
    <style:style style:name="P26" style:family="paragraph">
      <style:paragraph-properties fo:text-align="center"/>
      <style:text-properties fo:color="#ffffff" fo:font-weight="bold"/>
    </style:style>
    <style:style style:name="P27" style:family="paragraph">
      <style:paragraph-properties fo:text-align="center"/>
      <style:text-properties fo:color="#ffffff" fo:font-size="14pt"/>
    </style:style>
    <style:style style:name="T1" style:family="text">
      <style:text-properties fo:font-size="36pt" fo:font-weight="bold"/>
    </style:style>
    <style:style style:name="T2" style:family="text">
      <style:text-properties fo:font-size="18pt"/>
    </style:style>
    <style:style style:name="T3" style:family="text">
      <style:text-properties fo:font-size="14pt"/>
    </style:style>
    <style:style style:name="T4" style:family="text">
      <style:text-properties fo:font-size="12pt" fo:font-weight="bold"/>
    </style:style>
    <style:style style:name="T5" style:family="text">
      <style:text-properties fo:color="#666666" fo:font-size="12pt" fo:font-weight="bold"/>
    </style:style>
    <style:style style:name="T6" style:family="text">
      <style:text-properties fo:font-size="72pt" fo:font-weight="bold"/>
    </style:style>
    <style:style style:name="T7" style:family="text">
      <style:text-properties fo:color="#ffffff"/>
    </style:style>
    <style:style style:name="T8" style:family="text">
      <style:text-properties fo:font-size="24pt" fo:font-weight="bold"/>
    </style:style>
    <style:style style:name="T9" style:family="text">
      <style:text-properties fo:color="#ffffff" fo:font-size="18pt"/>
    </style:style>
    <style:style style:name="T10" style:family="text">
      <style:text-properties fo:font-size="32pt"/>
    </style:style>
    <style:style style:name="T11" style:family="text">
      <style:text-properties fo:font-size="48pt" fo:font-weight="bold"/>
    </style:style>
    <style:style style:name="T12" style:family="text">
      <style:text-properties fo:color="#ffffff" fo:font-size="14pt"/>
    </style:style>
    <style:style style:name="T13" style:family="text">
      <style:text-properties fo:font-size="26pt"/>
    </style:style>
    <style:style style:name="T14"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custom-shape draw:style-name="gr1" draw:text-style-name="P2" draw:layer="layout" svg:width="26.5cm" svg:height="19.874cm" svg:x="0.5cm" svg:y="0.5cm">
          <text:p text:style-name="P1"><text:span text:style-name="T1">PyPy</text:span></text:p>
          <text:p text:style-name="P1"><text:span text:style-name="T1">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Standard">
        <draw:custom-shape draw:style-name="gr3" draw:text-style-name="P1" draw:layer="layout" svg:width="5cm" svg:height="5cm" svg:x="7.5cm" svg:y="7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8cm" svg:height="6cm" svg:x="14cm" svg:y="6.5cm">
          <text:p text:style-name="P1">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layer="layout" svg:width="1.247cm" svg:height="0.988cm" svg:x="11.24cm" svg:y="7cm">
          <draw:text-box>
            <text:p text:style-name="P5">Py</text:p>
          </draw:text-box>
        </draw:frame>
        <draw:frame draw:style-name="gr5" draw:layer="layout" svg:width="0.938cm" svg:height="0.988cm" svg:x="19.053cm" svg:y="11.5cm">
          <draw:text-box>
            <text:p text:style-name="P5">C</text:p>
          </draw:text-box>
        </draw:frame>
        <draw:custom-shape draw:style-name="gr1" draw:text-style-name="P4" draw:layer="layout" svg:width="6cm" svg:height="1cm" svg:x="14cm" svg:y="12.5cm">
          <text:p text:style-name="P1">PythonVM/POSIX</text:p>
          <draw:enhanced-geometry svg:viewBox="0 0 21600 21600" draw:glue-points="10800 0 0 10800 10800 21600 21600 10800" draw:type="flowchart-process" draw:enhanced-path="M 0 0 L 21600 0 21600 21600 0 21600 0 0 Z N"/>
        </draw:custom-shape>
        <draw:frame draw:style-name="gr5" draw:layer="layout" svg:width="1.247cm" svg:height="0.988cm" svg:x="14.74cm" svg:y="6.512cm">
          <draw:text-box>
            <text:p text:style-name="P5">Py</text:p>
          </draw:text-box>
        </draw:frame>
        <presentation:notes draw:style-name="dp2">
          <draw:page-thumbnail draw:style-name="gr2"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presentation:user-transformed="true">
            <draw:text-box/>
          </draw:frame>
        </presentation:notes>
      </draw:page>
      <draw:page draw:name="page3" draw:style-name="dp1" draw:master-page-name="Standard">
        <draw:custom-shape draw:style-name="gr3" draw:text-style-name="P7" draw:layer="layout" svg:width="5cm" svg:height="5cm" svg:x="1.5cm" svg:y="7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6.5cm">
          <text:p text:style-name="P1"><text:span text:style-name="T2">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47cm" svg:height="0.988cm" svg:x="5.136cm" svg:y="9.931cm">
          <draw:text-box>
            <text:p text:style-name="P5"><text:span text:style-name="T2">Py</text:span></text:p>
          </draw:text-box>
        </draw:frame>
        <draw:frame draw:style-name="gr5" draw:text-style-name="P8" draw:layer="layout" svg:width="0.938cm" svg:height="0.988cm" svg:x="19.053cm" svg:y="11.5cm">
          <draw:text-box>
            <text:p text:style-name="P5"><text:span text:style-name="T2">C</text:span></text:p>
          </draw:text-box>
        </draw:frame>
        <draw:custom-shape draw:style-name="gr3" draw:text-style-name="P7" draw:layer="layout" svg:width="8cm" svg:height="6cm" svg:x="7.5cm" svg:y="6.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247cm" svg:height="0.988cm" svg:x="12.5cm" svg:y="11.512cm">
          <draw:text-box>
            <text:p text:style-name="P5"><text:span text:style-name="T2">Py</text:span></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ythonVM/POSIX</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47cm" svg:height="0.988cm" svg:x="8.24cm" svg:y="6.5cm">
          <draw:text-box>
            <text:p text:style-name="P5"><text:span text:style-name="T2">Py</text:span></text:p>
          </draw:text-box>
        </draw:frame>
        <draw:frame draw:style-name="gr5" draw:text-style-name="P8" draw:layer="layout" svg:width="1.247cm" svg:height="0.988cm" svg:x="14.74cm" svg:y="6.512cm">
          <draw:text-box>
            <text:p text:style-name="P5"><text:span text:style-name="T2">Py</text:span></text:p>
          </draw:text-box>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4" draw:style-name="dp1" draw:master-page-name="Standard">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38cm" svg:height="0.988cm" svg:x="19.053cm" svg:y="17cm">
          <draw:text-box>
            <text:p text:style-name="P5"><text:span text:style-name="T2">C</text:span></text:p>
          </draw:text-box>
        </draw:fram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679cm" svg:height="0.988cm" svg:x="18.5cm" svg:y="6.512cm">
          <draw:text-box>
            <text:p text:style-name="P5"><text:span text:style-name="T2">RPy</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6" draw:text-style-name="P4" draw:layer="layout" svg:width="10cm" svg:height="3cm" svg:x="12.474cm" svg:y="8.207cm">
          <text:p text:style-name="P1">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47cm" svg:height="0.988cm" svg:x="14.74cm" svg:y="1.512cm">
          <draw:text-box>
            <text:p text:style-name="P5"><text:span text:style-name="T2">Py</text:span></text:p>
          </draw:text-box>
        </draw:frame>
        <draw:frame draw:style-name="gr5" draw:text-style-name="P8" draw:layer="layout" svg:width="1.247cm" svg:height="0.988cm" svg:x="14.74cm" svg:y="12cm">
          <draw:text-box>
            <text:p text:style-name="P5"><text:span text:style-name="T2">Py</text:span></text:p>
          </draw:text-box>
        </draw:frame>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5" draw:style-name="dp1" draw:master-page-name="Standard">
        <draw:custom-shape draw:style-name="gr3" draw:text-style-name="P7" draw:layer="layout" svg:width="5cm" svg:height="5cm" svg:x="8cm" svg:y="12.5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14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47cm" svg:height="0.988cm" svg:x="11.663cm" svg:y="15.483cm">
          <draw:text-box>
            <text:p text:style-name="P5"><text:span text:style-name="T2">Py</text:span></text:p>
          </draw:text-box>
        </draw:frame>
        <draw:frame draw:style-name="gr5" draw:text-style-name="P8" draw:layer="layout" svg:width="0.938cm" svg:height="0.988cm" svg:x="19.053cm" svg:y="17cm">
          <draw:text-box>
            <text:p text:style-name="P5"><text:span text:style-name="T2">C</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47cm" svg:height="0.988cm" svg:x="14.74cm" svg:y="12.012cm">
          <draw:text-box>
            <text:p text:style-name="P5"><text:span text:style-name="T2">Py</text:span></text:p>
          </draw:text-box>
        </draw:frame>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6" draw:style-name="dp1" draw:master-page-name="Standard">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38cm" svg:height="0.988cm" svg:x="19.053cm" svg:y="17cm">
          <draw:text-box>
            <text:p text:style-name="P5"><text:span text:style-name="T2">C</text:span></text:p>
          </draw:text-box>
        </draw:fram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679cm" svg:height="0.988cm" svg:x="18.5cm" svg:y="6.512cm">
          <draw:text-box>
            <text:p text:style-name="P5"><text:span text:style-name="T2">RPy</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10cm" svg:height="3cm" svg:x="12.474cm" svg:y="8.207cm">
          <text:p text:style-name="P1"><text:span text:style-name="T2">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47cm" svg:height="0.988cm" svg:x="14.74cm" svg:y="1.512cm">
          <draw:text-box>
            <text:p text:style-name="P5"><text:span text:style-name="T2">Py</text:span></text:p>
          </draw:text-box>
        </draw:frame>
        <draw:frame draw:style-name="gr5" draw:text-style-name="P8" draw:layer="layout" svg:width="1.247cm" svg:height="0.988cm" svg:x="14.74cm" svg:y="12cm">
          <draw:text-box>
            <text:p text:style-name="P5"><text:span text:style-name="T2">Py</text:span></text:p>
          </draw:text-box>
        </draw:frame>
        <draw:frame draw:style-name="gr5" draw:text-style-name="P9" draw:layer="layout" svg:width="1.095cm" svg:height="0.831cm" svg:x="18.905cm" svg:y="10cm">
          <draw:text-box>
            <text:p text:style-name="P5"><text:span text:style-name="T3">Py</text:span></text:p>
          </draw:text-box>
        </draw:frame>
        <draw:frame draw:style-name="gr5" draw:text-style-name="P9" draw:layer="layout" svg:width="1.438cm" svg:height="0.831cm" svg:x="15cm" svg:y="8.169cm">
          <draw:text-box>
            <text:p text:style-name="P5"><text:span text:style-name="T3">RPy</text:span></text:p>
          </draw:text-box>
        </draw:frame>
        <presentation:notes draw:style-name="dp2">
          <draw:page-thumbnail draw:style-name="gr2" draw:layer="layout" svg:width="14.848cm" svg:height="11.136cm" svg:x="3.075cm" svg:y="2.257cm" draw:page-number="6"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7" draw:style-name="dp1" draw:master-page-name="Standard">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679cm" svg:height="0.988cm" svg:x="18.5cm" svg:y="6.512cm">
          <draw:text-box>
            <text:p text:style-name="P5"><text:span text:style-name="T2">RPy</text:span></text:p>
          </draw:text-box>
        </draw:frame>
        <draw:custom-shape draw:style-name="gr7"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47cm" svg:height="0.988cm" svg:x="14.74cm" svg:y="1.512cm">
          <draw:text-box>
            <text:p text:style-name="P5"><text:span text:style-name="T2">Py</text:span></text:p>
          </draw:text-box>
        </draw:frame>
        <draw:g>
          <draw:custom-shape draw:style-name="gr1" draw:text-style-name="P10" draw:layer="layout" svg:width="5.143cm" svg:height="3.857cm" svg:x="21cm" svg:y="12.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0.947cm" svg:height="0.747cm" svg:x="24.248cm" svg:y="15.714cm">
            <draw:text-box>
              <text:p text:style-name="P5"><text:span text:style-name="T4">C</text:span></text:p>
            </draw:text-box>
          </draw:fram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text:span text:style-name="T4">POSIX</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21.476cm" svg:y="12.5cm">
            <draw:text-box>
              <text:p text:style-name="P5"><text:span text:style-name="T4">Py</text:span></text:p>
            </draw:text-box>
          </draw:frame>
        </draw:g>
        <draw:g>
          <draw:custom-shape draw:style-name="gr1" draw:text-style-name="P10" draw:layer="layout" svg:width="5.143cm" svg:height="3.857cm" svg:x="9.357cm" svg:y="12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text:span text:style-name="T4">CLI/.NET</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9.833cm" svg:y="12cm">
            <draw:text-box>
              <text:p text:style-name="P5"><text:span text:style-name="T4">Py</text:span></text:p>
            </draw:text-box>
          </draw:frame>
        </draw:g>
        <draw:g>
          <draw:custom-shape draw:style-name="gr1" draw:text-style-name="P10" draw:layer="layout" svg:width="5.143cm" svg:height="3.857cm" svg:x="15.357cm" svg:y="14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text:span text:style-name="T4">JVM/Java</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15.833cm" svg:y="14cm">
            <draw:text-box>
              <text:p text:style-name="P5"><text:span text:style-name="T4">Py</text:span></text:p>
            </draw:text-box>
          </draw:frame>
        </draw:g>
        <draw:custom-shape draw:style-name="gr7"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8" draw:style-name="dp1" draw:master-page-name="Standard">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679cm" svg:height="0.988cm" svg:x="18.5cm" svg:y="6.512cm">
          <draw:text-box>
            <text:p text:style-name="P5"><text:span text:style-name="T2">RPy</text:span></text:p>
          </draw:text-box>
        </draw:frame>
        <draw:custom-shape draw:style-name="gr7"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47cm" svg:height="0.988cm" svg:x="14.74cm" svg:y="1.512cm">
          <draw:text-box>
            <text:p text:style-name="P5"><text:span text:style-name="T2">Py</text:span></text:p>
          </draw:text-box>
        </draw:frame>
        <draw:g>
          <draw:custom-shape draw:style-name="gr1" draw:text-style-name="P10" draw:layer="layout" svg:width="5.143cm" svg:height="3.857cm" svg:x="21cm" svg:y="12.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0.947cm" svg:height="0.747cm" svg:x="24.248cm" svg:y="15.714cm">
            <draw:text-box>
              <text:p text:style-name="P5"><text:span text:style-name="T4">C</text:span></text:p>
            </draw:text-box>
          </draw:fram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text:span text:style-name="T4">POSIX</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21.476cm" svg:y="12.5cm">
            <draw:text-box>
              <text:p text:style-name="P5"><text:span text:style-name="T4">Py</text:span></text:p>
            </draw:text-box>
          </draw:frame>
        </draw:g>
        <draw:g>
          <draw:custom-shape draw:style-name="gr1" draw:text-style-name="P10" draw:layer="layout" svg:width="5.143cm" svg:height="3.857cm" svg:x="9.357cm" svg:y="12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text:span text:style-name="T4">CLI/.NET</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9.833cm" svg:y="12cm">
            <draw:text-box>
              <text:p text:style-name="P5"><text:span text:style-name="T4">Py</text:span></text:p>
            </draw:text-box>
          </draw:frame>
        </draw:g>
        <draw:g>
          <draw:custom-shape draw:style-name="gr1" draw:text-style-name="P10" draw:layer="layout" svg:width="5.143cm" svg:height="3.857cm" svg:x="15.357cm" svg:y="14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text:span text:style-name="T4">JVM/Java</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15.833cm" svg:y="14cm">
            <draw:text-box>
              <text:p text:style-name="P5"><text:span text:style-name="T4">Py</text:span></text:p>
            </draw:text-box>
          </draw:frame>
        </draw:g>
        <draw:g>
          <draw:custom-shape draw:style-name="gr1" draw:text-style-name="P12" draw:layer="layout" svg:width="5.143cm" svg:height="3.857cm" svg:x="0.857cm" svg:y="6.5cm">
            <text:p text:style-name="P1"><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0.857cm" svg:y="10.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0.857cm" svg:y="10.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0.857cm" svg:y="10.357cm">
            <text:p text:style-name="P1"><text:span text:style-name="T5">Scheme</text:span></text:p>
            <draw:enhanced-geometry svg:viewBox="0 0 21600 21600" draw:glue-points="10800 0 0 10800 10800 21600 21600 10800" draw:type="flowchart-process" draw:enhanced-path="M 0 0 L 21600 0 21600 21600 0 21600 0 0 Z N"/>
          </draw:custom-shape>
          <draw:frame draw:style-name="gr9" draw:text-style-name="P13" draw:layer="layout" svg:width="1.26cm" svg:height="0.747cm" svg:x="1.333cm" svg:y="6.5cm">
            <draw:text-box>
              <text:p text:style-name="P5"><text:span text:style-name="T5">Py</text:span></text:p>
            </draw:text-box>
          </draw:frame>
        </draw:g>
        <draw:g>
          <draw:custom-shape draw:style-name="gr1" draw:text-style-name="P12" draw:layer="layout" svg:width="5.143cm" svg:height="3.857cm" svg:x="1.831cm" svg:y="14.5cm">
            <text:p text:style-name="P1"><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052cm" svg:height="0.747cm" svg:x="3.422cm" svg:y="17.753cm">
            <draw:text-box>
              <text:p text:style-name="P5"><text:span text:style-name="T5">Smalltalk</text:span></text:p>
            </draw:text-box>
          </draw:frame>
          <draw:custom-shape draw:style-name="gr1" draw:text-style-name="P7" draw:layer="layout" svg:width="3.857cm" svg:height="0.643cm" svg:x="1.831cm" svg:y="18.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831cm" svg:y="18.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1.831cm" svg:y="18.357cm">
            <text:p text:style-name="P1"><text:span text:style-name="T5">Smalltalk</text:span></text:p>
            <draw:enhanced-geometry svg:viewBox="0 0 21600 21600" draw:glue-points="10800 0 0 10800 10800 21600 21600 10800" draw:type="flowchart-process" draw:enhanced-path="M 0 0 L 21600 0 21600 21600 0 21600 0 0 Z N"/>
          </draw:custom-shape>
          <draw:frame draw:style-name="gr9" draw:text-style-name="P13" draw:layer="layout" svg:width="1.26cm" svg:height="0.747cm" svg:x="2.307cm" svg:y="14.5cm">
            <draw:text-box>
              <text:p text:style-name="P5"><text:span text:style-name="T5">Py</text:span></text:p>
            </draw:text-box>
          </draw:frame>
        </draw:g>
        <draw:custom-shape draw:style-name="gr7"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6.026cm" svg:height="1.807cm" svg:x="0cm" svg:y="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6.026cm" svg:height="1.807cm" svg:x="0.974cm" svg:y="12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4" draw:layer="layout" svg:width="1cm" svg:height="0.5cm" svg:x="2.5cm" svg:y="5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4" draw:layer="layout" svg:width="1cm" svg:height="0.5cm" svg:x="3.5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9" draw:style-name="dp1" draw:master-page-name="Standard">
        <draw:custom-shape draw:style-name="gr1" draw:text-style-name="P10" draw:layer="layout" svg:width="5.143cm" svg:height="3.857cm" svg:x="10.883cm" svg:y="12.307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5" draw:text-style-name="P10" draw:layer="layout" svg:width="3.857cm" svg:height="0.643cm" svg:x="10.883cm" svg:y="16.164cm">
          <text:p text:style-name="P5"/>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5"><text:span text:style-name="T4">Py</text:span></text:p>
          </draw:text-box>
        </draw:frame>
        <draw:frame draw:style-name="gr9" draw:text-style-name="P11" draw:layer="layout" svg:width="1.5cm" svg:height="0.747cm" svg:x="23.857cm" svg:y="8cm">
          <draw:text-box>
            <text:p text:style-name="P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024cm" svg:height="0.747cm" svg:x="14.976cm" svg:y="1.5cm">
          <draw:text-box>
            <text:p text:style-name="P5"><text:span text:style-name="T4">Javascript</text:span></text:p>
          </draw:text-box>
        </draw:frame>
        <draw:frame draw:style-name="gr9" draw:text-style-name="P11" draw:layer="layout" svg:width="1.5cm" svg:height="0.747cm" svg:x="17cm" svg:y="4.5cm">
          <draw:text-box>
            <text:p text:style-name="P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5"><text:span text:style-name="T4">Prolog</text:span></text:p>
          </draw:text-box>
        </draw:frame>
        <draw:frame draw:style-name="gr9" draw:text-style-name="P11" draw:layer="layout" svg:width="1.5cm" svg:height="0.747cm" svg:x="10.5cm" svg:y="4cm">
          <draw:text-box>
            <text:p text:style-name="P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5"><text:span text:style-name="T4">Squeak</text:span></text:p>
          </draw:text-box>
        </draw:frame>
        <draw:frame draw:style-name="gr9" draw:text-style-name="P11" draw:layer="layout" svg:width="1.5cm" svg:height="0.747cm" svg:x="4.357cm" svg:y="6.643cm">
          <draw:text-box>
            <text:p text:style-name="P5"><text:span text:style-name="T4">RPy</text:span></text:p>
          </draw:text-box>
        </draw:frame>
        <presentation:notes draw:style-name="dp2">
          <draw:page-thumbnail draw:style-name="gr2" draw:layer="layout" svg:width="14.848cm" svg:height="11.136cm" svg:x="3.075cm" svg:y="2.257cm" draw:page-number="9"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0" draw:style-name="dp1" draw:master-page-name="Standard">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 draw:layer="layout" svg:width="5cm" svg:height="5cm" svg:x="10.5cm" svg:y="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1.679cm" svg:height="0.988cm" svg:x="13.792cm" svg:y="6.483cm">
          <draw:text-box>
            <text:p text:style-name="P5">RPy</text:p>
          </draw:text-box>
        </draw:frame>
        <draw:custom-shape draw:style-name="gr1" draw:text-style-name="P1" draw:layer="layout" svg:width="5cm" svg:height="5cm" svg:x="10.5cm" svg:y="1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0.938cm" svg:height="0.988cm" svg:x="14.5cm" svg:y="16.458cm">
          <draw:text-box>
            <text:p text:style-name="P5">C</text:p>
          </draw:text-box>
        </draw:frame>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1" draw:style-name="dp1" draw:master-page-name="Standard">
        <draw:custom-shape draw:style-name="gr1" draw:text-style-name="P10" draw:layer="layout" svg:width="5.143cm" svg:height="3.857cm" svg:x="10.883cm" svg:y="12.307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1"><text:span text:style-name="T4">Y</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5"><text:span text:style-name="T4">Py</text:span></text:p>
          </draw:text-box>
        </draw:frame>
        <draw:frame draw:style-name="gr9" draw:text-style-name="P11" draw:layer="layout" svg:width="1.5cm" svg:height="0.747cm" svg:x="23.857cm" svg:y="8cm">
          <draw:text-box>
            <text:p text:style-name="P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14.976cm" svg:y="1.5cm">
          <draw:text-box>
            <text:p text:style-name="P5"><text:span text:style-name="T4">C</text:span></text:p>
          </draw:text-box>
        </draw:frame>
        <draw:frame draw:style-name="gr9" draw:text-style-name="P11" draw:layer="layout" svg:width="1.5cm" svg:height="0.747cm" svg:x="17cm" svg:y="4.5cm">
          <draw:text-box>
            <text:p text:style-name="P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5"><text:span text:style-name="T4">B</text:span></text:p>
          </draw:text-box>
        </draw:frame>
        <draw:frame draw:style-name="gr9" draw:text-style-name="P11" draw:layer="layout" svg:width="1.5cm" svg:height="0.747cm" svg:x="10.5cm" svg:y="4cm">
          <draw:text-box>
            <text:p text:style-name="P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5"><text:span text:style-name="T4">A</text:span></text:p>
          </draw:text-box>
        </draw:frame>
        <draw:frame draw:style-name="gr9" draw:text-style-name="P11" draw:layer="layout" svg:width="1.5cm" svg:height="0.747cm" svg:x="4.357cm" svg:y="6.643cm">
          <draw:text-box>
            <text:p text:style-name="P5"><text:span text:style-name="T4">RPy</text:span></text:p>
          </draw:text-box>
        </draw:frame>
        <draw:custom-shape draw:style-name="gr1" draw:text-style-name="P10" draw:layer="layout" svg:width="5.143cm" svg:height="3.857cm" svg:x="17.857cm" svg:y="13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7.857cm" svg:y="16.857cm">
          <text:p text:style-name="P1"><text:span text:style-name="T4">Z</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5.143cm" svg:height="3.857cm" svg:x="3.857cm" svg:y="13.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3.857cm" svg:y="17.357cm">
          <text:p text:style-name="P1"><text:span text:style-name="T4">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2" draw:style-name="dp3" draw:master-page-name="Standard">
        <draw:custom-shape draw:style-name="gr1" draw:text-style-name="P10" draw:layer="layout" svg:width="5.143cm" svg:height="3.857cm" svg:x="10.883cm" svg:y="12.307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1"><text:span text:style-name="T4">JVM/Java</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5"><text:span text:style-name="T4">Py</text:span></text:p>
          </draw:text-box>
        </draw:frame>
        <draw:frame draw:style-name="gr9" draw:text-style-name="P11" draw:layer="layout" svg:width="1.5cm" svg:height="0.747cm" svg:x="23.857cm" svg:y="8cm">
          <draw:text-box>
            <text:p text:style-name="P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989cm" svg:height="0.747cm" svg:x="14.976cm" svg:y="1.5cm">
          <draw:text-box>
            <text:p text:style-name="P5"><text:span text:style-name="T4">Javascript</text:span></text:p>
          </draw:text-box>
        </draw:frame>
        <draw:frame draw:style-name="gr9" draw:text-style-name="P11" draw:layer="layout" svg:width="1.5cm" svg:height="0.747cm" svg:x="17cm" svg:y="4.5cm">
          <draw:text-box>
            <text:p text:style-name="P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5"><text:span text:style-name="T4">Prolog</text:span></text:p>
          </draw:text-box>
        </draw:frame>
        <draw:frame draw:style-name="gr9" draw:text-style-name="P11" draw:layer="layout" svg:width="1.5cm" svg:height="0.747cm" svg:x="10.5cm" svg:y="4cm">
          <draw:text-box>
            <text:p text:style-name="P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5"><text:span text:style-name="T4">Squeak</text:span></text:p>
          </draw:text-box>
        </draw:frame>
        <draw:frame draw:style-name="gr9" draw:text-style-name="P11" draw:layer="layout" svg:width="1.5cm" svg:height="0.747cm" svg:x="4.357cm" svg:y="6.643cm">
          <draw:text-box>
            <text:p text:style-name="P5"><text:span text:style-name="T4">RPy</text:span></text:p>
          </draw:text-box>
        </draw:frame>
        <draw:custom-shape draw:style-name="gr1" draw:text-style-name="P10" draw:layer="layout" svg:width="5.143cm" svg:height="3.857cm" svg:x="17.857cm" svg:y="13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7.857cm" svg:y="16.857cm">
          <text:p text:style-name="P1"><text:span text:style-name="T4">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5.143cm" svg:height="3.857cm" svg:x="3.857cm" svg:y="13.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3.857cm" svg:y="17.357cm">
          <text:p text:style-name="P1"><text:span text:style-name="T4">CLI/.NET</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3" draw:style-name="dp1" draw:master-page-name="Standard">
        <draw:custom-shape draw:style-name="gr3" draw:text-style-name="P2" draw:layer="layout" svg:width="26.5cm" svg:height="19.874cm" svg:x="0.5cm" svg:y="0.5cm">
          <text:p text:style-name="P1"><text:span text:style-name="T1">A look inside</text:span></text:p>
          <text:p text:style-name="P1"><text:span text:style-name="T1">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8" draw:text-style-name="P14" draw:layer="layout" svg:width="6.492cm" svg:height="3.849cm" svg:x="2.953cm" svg:y="0.5cm">
          <draw:text-box>
            <text:p text:style-name="P5"><text:span text:style-name="T6">Py</text:span></text:p>
          </draw:text-box>
        </draw:frame>
        <draw:frame draw:style-name="gr18" draw:text-style-name="P14" draw:layer="layout" svg:width="7.729cm" svg:height="3.849cm" svg:x="14cm" svg:y="16.5cm">
          <draw:text-box>
            <text:p text:style-name="P5"><text:span text:style-name="T6">RPy</text:span></text:p>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4" draw:style-name="dp1" draw:master-page-name="Standard">
        <draw:custom-shape draw:style-name="gr3" draw:text-style-name="P1" draw:layer="layout" svg:width="3.746cm" svg:height="3.746cm" svg:x="3.754cm" svg:y="1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9" draw:text-style-name="P5" draw:layer="layout" svg:width="2cm" svg:height="0.988cm" svg:x="6cm" svg:y="1cm">
          <draw:text-box>
            <text:p text:style-name="P5">Py</text:p>
          </draw:text-box>
        </draw:frame>
        <draw:custom-shape draw:style-name="gr20" draw:text-style-name="P15" draw:layer="layout" svg:width="3.746cm" svg:height="2.746cm" svg:x="3.754cm" svg:y="8.754cm">
          <text:p text:style-name="P1"><text:span text:style-name="T7">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15" draw:layer="layout" svg:width="10cm" svg:height="2.5cm" svg:x="0.5cm" svg:y="5.5cm">
          <text:p text:style-name="P1"><text:span text:style-name="T7">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6.5cm" svg:height="6.5cm" svg:x="2.5cm" svg:y="13cm">
          <text:p text:style-name="P1"><text:span text:style-name="T7">Bytecode</text:span></text:p>
          <text:p text:style-name="P1"><text:span text:style-name="T7">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6.5cm" svg:height="6.5cm" svg:x="13cm" svg:y="13cm">
          <text:p text:style-name="P1"><text:span text:style-name="T7">Object</text:span></text:p>
          <text:p text:style-name="P1"><text:span text:style-name="T7">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cm" svg:height="0.5cm" svg:x="14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7cm" svg:y="13.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5cm" svg:y="14.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3.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2cm" svg:height="1cm" svg:x="17cm" svg:y="17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7.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4cm" svg:y="17.5cm">
          <text:p text:style-name="P5"/>
          <draw:enhanced-geometry svg:viewBox="0 0 21600 21600" draw:glue-points="10800 0 3160 3160 0 10800 3160 18440 10800 21600 18440 18440 21600 10800 18440 3160" draw:text-areas="3200 3200 18400 18400" draw:type="ellipse"/>
        </draw:custom-shape>
        <draw:line draw:style-name="gr23" draw:text-style-name="P4" draw:layer="layout" svg:x1="11cm" svg:y1="11.5cm" svg:x2="11cm" svg:y2="20.5cm">
          <text:p text:style-name="P5"/>
        </draw:line>
        <draw:line draw:style-name="gr24" draw:text-style-name="P4" draw:layer="layout" svg:x1="9cm" svg:y1="14cm" svg:x2="17cm" svg:y2="14cm">
          <text:p text:style-name="P5"/>
        </draw:line>
        <draw:line draw:style-name="gr24" draw:text-style-name="P4" draw:layer="layout" svg:x1="8.974cm" svg:y1="14.259cm" svg:x2="14cm" svg:y2="18cm">
          <text:p text:style-name="P5"/>
        </draw:line>
        <draw:line draw:style-name="gr24" draw:text-style-name="P4" draw:layer="layout" svg:x1="9cm" svg:y1="14cm" svg:x2="17cm" svg:y2="14cm">
          <text:p text:style-name="P5"/>
        </draw:line>
        <draw:line draw:style-name="gr24" draw:text-style-name="P4" draw:layer="layout" svg:x1="9cm" svg:y1="14.5cm" svg:x2="13.463cm" svg:y2="15.694cm">
          <text:p text:style-name="P5"/>
        </draw:line>
        <draw:line draw:style-name="gr24" draw:text-style-name="P4" draw:layer="layout" svg:x1="9cm" svg:y1="14cm" svg:x2="17cm" svg:y2="14cm">
          <text:p text:style-name="P5"/>
        </draw:line>
        <draw:line draw:style-name="gr24" draw:text-style-name="P4" draw:layer="layout" svg:x1="9cm" svg:y1="15cm" svg:x2="17cm" svg:y2="17.5cm">
          <text:p text:style-name="P5"/>
        </draw:line>
        <draw:frame draw:style-name="gr5" draw:text-style-name="P16" draw:layer="layout" svg:width="2.064cm" svg:height="1.237cm" svg:x="10cm" svg:y="10cm">
          <draw:text-box>
            <text:p text:style-name="P5"><text:span text:style-name="T8">API</text:span></text:p>
          </draw:text-box>
        </draw:frame>
        <presentation:notes draw:style-name="dp2">
          <draw:page-thumbnail draw:style-name="gr2" draw:layer="layout" svg:width="14.848cm" svg:height="11.136cm" svg:x="3.075cm" svg:y="2.257cm" draw:page-number="14"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5" draw:style-name="dp1" draw:master-page-name="Standard">
        <draw:custom-shape draw:style-name="gr22" draw:text-style-name="P17" draw:layer="layout" svg:width="4cm" svg:height="6.5cm" svg:x="13cm" svg:y="13cm">
          <text:p text:style-name="P1"><text:span text:style-name="T9">Proxy</text:span></text:p>
          <text:p text:style-name="P1"><text:span text:style-name="T9">Object</text:span></text:p>
          <text:p text:style-name="P1"><text:span text:style-name="T9">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3.746cm" svg:height="3.746cm" svg:x="3.754cm" svg:y="1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9" draw:text-style-name="P8" draw:layer="layout" svg:width="2cm" svg:height="0.988cm" svg:x="6.259cm" svg:y="3.049cm">
          <draw:text-box>
            <text:p text:style-name="P5"><text:span text:style-name="T2">Py</text:span></text:p>
          </draw:text-box>
        </draw:frame>
        <draw:custom-shape draw:style-name="gr20" draw:text-style-name="P17" draw:layer="layout" svg:width="3.746cm" svg:height="2.746cm" svg:x="3.754cm" svg:y="8.754cm">
          <text:p text:style-name="P1"><text:span text:style-name="T9">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17" draw:layer="layout" svg:width="10cm" svg:height="2.5cm" svg:x="0.5cm" svg:y="5.5cm">
          <text:p text:style-name="P1"><text:span text:style-name="T9">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7" draw:layer="layout" svg:width="6.5cm" svg:height="6.5cm" svg:x="2.5cm" svg:y="13cm">
          <text:p text:style-name="P1"><text:span text:style-name="T9">Bytecode</text:span></text:p>
          <text:p text:style-name="P1"><text:span text:style-name="T9">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6.5cm" svg:height="6.5cm" svg:x="20cm" svg:y="13cm">
          <text:p text:style-name="P1"><text:span text:style-name="T9">Object</text:span></text:p>
          <text:p text:style-name="P1"><text:span text:style-name="T9">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24cm" svg:y="13.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2cm" svg:y="14.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0.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2cm" svg:height="1cm" svg:x="24cm" svg:y="17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4.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21cm" svg:y="17.5cm">
          <text:p text:style-name="P5"/>
          <draw:enhanced-geometry svg:viewBox="0 0 21600 21600" draw:glue-points="10800 0 3160 3160 0 10800 3160 18440 10800 21600 18440 18440 21600 10800 18440 3160" draw:text-areas="3200 3200 18400 18400" draw:type="ellipse"/>
        </draw:custom-shape>
        <draw:line draw:style-name="gr23" draw:text-style-name="P4" draw:layer="layout" svg:x1="11cm" svg:y1="11.5cm" svg:x2="11cm" svg:y2="20.5cm">
          <text:p text:style-name="P5"/>
        </draw:line>
        <draw:line draw:style-name="gr24" draw:text-style-name="P4" draw:layer="layout" svg:x1="8.974cm" svg:y1="14.259cm" svg:x2="14.941cm" svg:y2="18.417cm">
          <text:p text:style-name="P5"/>
        </draw:line>
        <draw:line draw:style-name="gr24" draw:text-style-name="P4" draw:layer="layout" svg:x1="9cm" svg:y1="14cm" svg:x2="12.918cm" svg:y2="14.371cm">
          <text:p text:style-name="P5"/>
        </draw:line>
        <draw:line draw:style-name="gr24" draw:text-style-name="P4" draw:layer="layout" svg:x1="9cm" svg:y1="14.5cm" svg:x2="12.97cm" svg:y2="15.59cm">
          <text:p text:style-name="P5"/>
        </draw:line>
        <draw:line draw:style-name="gr24" draw:text-style-name="P4" draw:layer="layout" svg:x1="9cm" svg:y1="14cm" svg:x2="14.967cm" svg:y2="14.163cm">
          <text:p text:style-name="P5"/>
        </draw:line>
        <draw:line draw:style-name="gr24" draw:text-style-name="P4" draw:layer="layout" svg:x1="9cm" svg:y1="15cm" svg:x2="12.918cm" svg:y2="16.005cm">
          <text:p text:style-name="P5"/>
        </draw:line>
        <draw:frame draw:style-name="gr5" draw:text-style-name="P18" draw:layer="layout" svg:width="2.064cm" svg:height="1.237cm" svg:x="10cm" svg:y="10cm">
          <draw:text-box>
            <text:p text:style-name="P5"><text:span text:style-name="T8">API</text:span></text:p>
          </draw:text-box>
        </draw:frame>
        <draw:custom-shape draw:style-name="gr7"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5cm" svg:y="18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5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3.5cm" svg:y="14.5cm">
          <text:p text:style-name="P5"/>
          <draw:enhanced-geometry svg:viewBox="0 0 21600 21600" draw:glue-points="10800 0 3160 3160 0 10800 3160 18440 10800 21600 18440 18440 21600 10800 18440 3160" draw:text-areas="3200 3200 18400 18400" draw:type="ellipse"/>
        </draw:custom-shape>
        <draw:line draw:style-name="gr24" draw:text-style-name="P4" draw:layer="layout" svg:x1="17.015cm" svg:y1="14.015cm" svg:x2="20.907cm" svg:y2="14.215cm">
          <text:p text:style-name="P5"/>
        </draw:line>
        <draw:line draw:style-name="gr24" draw:text-style-name="P4" draw:layer="layout" svg:x1="16.989cm" svg:y1="14.327cm" svg:x2="21.971cm" svg:y2="14.734cm">
          <text:p text:style-name="P5"/>
        </draw:line>
        <draw:line draw:style-name="gr24" draw:text-style-name="P4" draw:layer="layout" svg:x1="16.989cm" svg:y1="14.638cm" svg:x2="23.89cm" svg:y2="17.406cm">
          <text:p text:style-name="P5"/>
        </draw:line>
        <draw:line draw:style-name="gr23" draw:text-style-name="P4" draw:layer="layout" svg:x1="18.5cm" svg:y1="11.5cm" svg:x2="18.5cm" svg:y2="20.5cm">
          <text:p text:style-name="P5"/>
        </draw:line>
        <draw:frame draw:style-name="gr5" draw:text-style-name="P18" draw:layer="layout" svg:width="2.064cm" svg:height="1.237cm" svg:x="17.5cm" svg:y="10cm">
          <draw:text-box>
            <text:p text:style-name="P5"><text:span text:style-name="T8">API</text:span></text:p>
          </draw:text-box>
        </draw:frame>
        <presentation:notes draw:style-name="dp2">
          <draw:page-thumbnail draw:style-name="gr2" draw:layer="layout" svg:width="14.848cm" svg:height="11.136cm" svg:x="3.075cm" svg:y="2.257cm" draw:page-number="15"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6" draw:style-name="dp1" draw:master-page-name="Standard">
        <draw:custom-shape draw:style-name="gr6" draw:text-style-name="P19" draw:layer="layout" svg:width="27.979cm" svg:height="8.394cm" svg:x="0.021cm" svg:y="5.606cm">
          <text:p text:style-name="P1"><text:span text:style-name="T10">A look inside</text:span></text:p>
          <text:p text:style-name="P1"><text:span text:style-name="T10">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20" draw:layer="layout" svg:width="4.678cm" svg:height="2.325cm" svg:x="16.322cm" svg:y="10.623cm">
          <draw:text-box>
            <text:p text:style-name="P5"><text:span text:style-name="T11">RPy</text:span></text:p>
          </draw:text-box>
        </draw:frame>
        <draw:frame draw:style-name="gr26" draw:text-style-name="P20" draw:layer="layout" svg:width="6.912cm" svg:height="2.325cm" svg:x="7.088cm" svg:y="5.5cm">
          <draw:text-box>
            <text:p text:style-name="P5"><text:span text:style-name="T11">Py</text:span></text:p>
          </draw:text-box>
        </draw:frame>
        <presentation:notes draw:style-name="dp2">
          <draw:page-thumbnail draw:style-name="gr2" draw:layer="layout" svg:width="14.848cm" svg:height="11.136cm" svg:x="3.075cm" svg:y="2.257cm" draw:page-number="16"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7" draw:style-name="dp1" draw:master-page-name="Standard">
        <draw:g>
          <draw:custom-shape draw:style-name="gr16" draw:text-style-name="P4" draw:layer="layout" svg:width="8cm" svg:height="6.4cm" svg:x="1.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1" draw:layer="layout" svg:width="4.978cm" svg:height="1.244cm" svg:x="1.5cm" svg:y="1.989cm">
            <text:p text:style-name="P1"><text:span text:style-name="T12">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7" draw:layer="layout" svg:width="3.236cm" svg:height="3.237cm" svg:x="1.781cm" svg:y="4.229cm">
            <text:p text:style-name="P1"><text:span text:style-name="T12">Bytecode</text:span></text:p>
            <text:p text:style-name="P1"><text:span text:style-name="T12">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3.236cm" svg:height="3.237cm" svg:x="5.764cm" svg:y="4.229cm">
            <text:p text:style-name="P1"><text:span text:style-name="T9">Flow</text:span></text:p>
            <text:p text:style-name="P1"><text:span text:style-name="T9">object</text:span></text:p>
            <text:p text:style-name="P1"><text:span text:style-name="T9">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0" draw:text-style-name="P22" draw:layer="layout" svg:width="9cm" svg:height="2.5cm" svg:x="0.734cm" svg:y="8.923cm">
          <text:p text:style-name="P1"><text:span text:style-name="T7">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4" draw:layer="layout" svg:width="8cm" svg:height="6.4cm" svg:x="1.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2.5cm" svg:y="14cm">
          <draw:image xlink:href="Pictures/1000020000000140000001017F025348.gif" xlink:type="simple" xlink:show="embed" xlink:actuate="onLoad">
            <text:p text:style-name="P5"/>
          </draw:image>
        </draw:frame>
        <draw:frame draw:style-name="gr5" draw:text-style-name="P23" draw:layer="layout" svg:width="3.808cm" svg:height="2.885cm" svg:x="3.692cm" svg:y="15cm">
          <draw:text-box>
            <text:p text:style-name="P1"><text:span text:style-name="T10">Flow</text:span></text:p>
            <text:p text:style-name="P1"><text:span text:style-name="T10">graph</text:span></text:p>
          </draw:text-box>
        </draw:frame>
        <draw:custom-shape draw:style-name="gr16" draw:text-style-name="P4" draw:layer="layout" svg:width="8cm" svg:height="6.4cm" svg:x="16.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7.5cm" svg:y="14cm">
          <draw:image xlink:href="Pictures/1000020000000140000001017F025348.gif" xlink:type="simple" xlink:show="embed" xlink:actuate="onLoad">
            <text:p text:style-name="P5"/>
          </draw:image>
        </draw:frame>
        <draw:frame draw:style-name="gr5" draw:text-style-name="P24" draw:layer="layout" svg:width="5.231cm" svg:height="4.519cm" svg:x="18cm" svg:y="14cm">
          <draw:text-box>
            <text:p text:style-name="P1"><text:span text:style-name="T13">Type</text:span></text:p>
            <text:p text:style-name="P1"><text:span text:style-name="T13">annotated</text:span></text:p>
            <text:p text:style-name="P1"><text:span text:style-name="T13">flow</text:span></text:p>
            <text:p text:style-name="P1"><text:span text:style-name="T13">graph</text:span></text:p>
          </draw:text-box>
        </draw:frame>
        <draw:custom-shape draw:style-name="gr20" draw:text-style-name="P22" draw:layer="layout" svg:width="3.5cm" svg:height="7.5cm" svg:x="11cm" svg:y="12.5cm">
          <text:p text:style-name="P1"><text:span text:style-name="T7">Anno-</text:span></text:p>
          <text:p text:style-name="P1"><text:span text:style-name="T7">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2" draw:layer="layout" svg:width="9.5cm" svg:height="2cm" svg:x="16cm" svg:y="9.5cm">
          <text:p text:style-name="P1"><text:span text:style-name="T7">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4" draw:layer="layout" svg:width="8cm" svg:height="6.4cm" svg:x="16.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7.5cm" svg:y="2.5cm">
          <draw:image xlink:href="Pictures/1000020000000140000001017F025348.gif" xlink:type="simple" xlink:show="embed" xlink:actuate="onLoad">
            <text:p text:style-name="P5"/>
          </draw:image>
        </draw:frame>
        <draw:frame draw:style-name="gr5" draw:text-style-name="P24" draw:layer="layout" svg:width="4.786cm" svg:height="3.452cm" svg:x="18.214cm" svg:y="3.048cm">
          <draw:text-box>
            <text:p text:style-name="P1"><text:span text:style-name="T13">Low level</text:span></text:p>
            <text:p text:style-name="P1"><text:span text:style-name="T13">flow</text:span></text:p>
            <text:p text:style-name="P1"><text:span text:style-name="T13">graph</text:span></text:p>
          </draw:text-box>
        </draw:frame>
        <presentation:notes draw:style-name="dp2">
          <draw:page-thumbnail draw:style-name="gr2" draw:layer="layout" svg:width="14.848cm" svg:height="11.136cm" svg:x="3.075cm" svg:y="2.257cm" draw:page-number="17"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8" draw:style-name="dp1" draw:master-page-name="Standard">
        <draw:custom-shape draw:style-name="gr16" draw:text-style-name="P4" draw:layer="layout" svg:width="8cm" svg:height="6.4cm" svg:x="9.5cm" svg:y="1.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0.5cm" svg:y="2.4cm">
          <draw:image xlink:href="Pictures/1000020000000140000001017F025348.gif" xlink:type="simple" xlink:show="embed" xlink:actuate="onLoad">
            <text:p text:style-name="P5"/>
          </draw:image>
        </draw:frame>
        <draw:frame draw:style-name="gr5" draw:text-style-name="P25" draw:layer="layout" svg:width="4.786cm" svg:height="3.452cm" svg:x="11.214cm" svg:y="2.948cm">
          <draw:text-box>
            <text:p text:style-name="P1"><text:span text:style-name="T13">Low level</text:span></text:p>
            <text:p text:style-name="P1"><text:span text:style-name="T13">flow</text:span></text:p>
            <text:p text:style-name="P1"><text:span text:style-name="T13">graph</text:span></text:p>
          </draw:text-box>
        </draw:frame>
        <draw:custom-shape draw:style-name="gr28" draw:text-style-name="P4" draw:layer="layout" svg:width="7cm" svg:height="6.5cm" draw:transform="rotate (-1.57079632679579) translate (8.5cm 3.5cm)">
          <text:p text:style-name="P5"/>
          <draw:enhanced-geometry svg:viewBox="0 0 841 854" draw:mirror-horizontal="false" draw:mirror-vertical="false" draw:type="non-primitive" draw:enhanced-path="M 517 247 L 517 415 264 415 264 0 0 0 0 680 517 680 517 854 841 547 517 247 Z N"/>
        </draw:custom-shape>
        <draw:custom-shape draw:style-name="gr28" draw:text-style-name="P4" draw:layer="layout" svg:width="7cm" svg:height="6.5cm" draw:transform="rotate (-1.57079632679579) translate (25cm 3.5cm)">
          <text:p text:style-name="P5"/>
          <draw:enhanced-geometry svg:viewBox="0 0 841 854" draw:mirror-horizontal="true" draw:mirror-vertical="false" draw:type="non-primitive" draw:enhanced-path="M 517 247 L 517 415 264 415 264 0 0 0 0 680 517 680 517 854 841 547 517 247 Z N"/>
        </draw:custom-shape>
        <draw:frame draw:style-name="gr5" draw:text-style-name="P26" draw:layer="layout" svg:width="4.346cm" svg:height="1.725cm" svg:x="3.578cm" svg:y="3.775cm">
          <draw:text-box>
            <text:p text:style-name="P1"><text:span text:style-name="T14">Code</text:span></text:p>
            <text:p text:style-name="P1"><text:span text:style-name="T14">generation</text:span></text:p>
          </draw:text-box>
        </draw:frame>
        <draw:frame draw:style-name="gr5" draw:text-style-name="P26" draw:layer="layout" svg:width="4.346cm" svg:height="1.725cm" svg:x="19.044cm" svg:y="3.775cm">
          <draw:text-box>
            <text:p text:style-name="P1"><text:span text:style-name="T14">JIT</text:span></text:p>
            <text:p text:style-name="P1"><text:span text:style-name="T14">generation</text:span></text:p>
          </draw:text-box>
        </draw:frame>
        <draw:frame draw:style-name="gr5" draw:text-style-name="P27" draw:layer="layout" svg:width="1.992cm" svg:height="2.571cm" svg:x="3.319cm" svg:y="7.674cm">
          <draw:text-box>
            <text:p text:style-name="P1"><text:span text:style-name="T12">POSIX</text:span></text:p>
            <text:p text:style-name="P1"><text:span text:style-name="T12">JVM</text:span></text:p>
            <text:p text:style-name="P1"><text:span text:style-name="T12">CLI</text:span></text:p>
            <text:p text:style-name="P1"><text:span text:style-name="T12">...</text:span></text:p>
          </draw:text-box>
        </draw:frame>
        <draw:frame draw:style-name="gr5" draw:text-style-name="P27" draw:layer="layout" svg:width="1.992cm" svg:height="2.571cm" svg:x="21.661cm" svg:y="7.691cm">
          <draw:text-box>
            <text:p text:style-name="P1"><text:span text:style-name="T12">POSIX</text:span></text:p>
            <text:p text:style-name="P1"><text:span text:style-name="T12">(JVM)</text:span></text:p>
            <text:p text:style-name="P1"><text:span text:style-name="T12">(CLI)</text:span></text:p>
            <text:p text:style-name="P1"><text:span text:style-name="T12">...</text:span></text:p>
          </draw:text-box>
        </draw:frame>
        <draw:custom-shape draw:style-name="gr1" draw:text-style-name="P4" draw:layer="layout" svg:width="25.5cm" svg:height="7.5cm" svg:x="1.5cm" svg:y="11.5cm">
          <text:p text:style-name="P1">PyPy interpreter</text:p>
          <text:p text:style-name="P1">with Just In Time</text:p>
          <text:p text:style-name="P1">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4" draw:layer="layout" svg:width="19.174cm" svg:height="1cm" svg:x="1.5cm" svg:y="19cm">
          <text:p text:style-name="P1">X</text:p>
          <draw:enhanced-geometry svg:viewBox="0 0 21600 21600" draw:type="rectangle" draw:enhanced-path="M 0 0 L 21600 0 21600 21600 0 21600 0 0 Z N"/>
        </draw:custom-shape>
        <draw:custom-shape draw:style-name="gr20" draw:text-style-name="P15" draw:layer="layout" svg:width="9cm" svg:height="2.5cm" svg:x="4.858cm" svg:y="8.612cm">
          <text:p text:style-name="P1"><text:span text:style-name="T7">Garbage</text:span></text:p>
          <text:p text:style-name="P1"><text:span text:style-name="T7">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18"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11-01T12:05:47</meta:creation-date>
    <dc:date>2007-11-08T17:40:31</dc:date>
    <dc:language>en-GB</dc:language>
    <meta:editing-cycles>7</meta:editing-cycles>
    <meta:editing-duration>PT9M33S</meta:editing-duration>
    <meta:user-defined meta:name="Info 1"/>
    <meta:user-defined meta:name="Info 2"/>
    <meta:user-defined meta:name="Info 3"/>
    <meta:user-defined meta:name="Info 4"/>
    <meta:document-statistic meta:object-count="343"/>
  </office:meta>
</office:document-meta>
</file>